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4"/>
          <table:table-cell table:formula="of:=&quot;AAA&quot;" office:value-type="string" office:string-value="AAA" calcext:value-type="string">
            <text:p>AAA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$Sheet1.$E$16:$F$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&gt;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$Sheet1.$E$20:$G$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Valu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2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$Sheet1.$E$24:$F$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4"/>
          <table:table-cell table:formula="of:=&quot;A*&quot;" office:value-type="string" office:string-value="A*" calcext:value-type="string">
            <text:p>A*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4"/>
          <table:table-cell table:formula="of:=&quot;a*&quot;" office:value-type="string" office:string-value="a*" calcext:value-type="string">
            <text:p>a*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&lt;&gt;2</text:p>
          </table:table-cell>
          <table:table-cell/>
        </table:table-row>
      </table:table>
      <table:named-expressions>
        <table:named-range table:name="name1" table:base-cell-address="$Sheet1.$E$11" table:cell-range-address="$Sheet1.$E$11:.$F$12" table:range-usable-as="filter"/>
      </table:named-expressions>
      <table:database-ranges>
        <table:database-range table:name="AAA" table:target-range-address="Sheet1.E11:Sheet1.F12" table:on-update-keep-styles="true" table:on-update-keep-size="false" table:orientation="column"/>
        <table:database-range table:name="__Anonymous_Sheet_DB__0" table:target-range-address="Sheet1.A1:Sheet1.B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9in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.00.0000</text:date>, <text:time style:data-style-name="N2" text:time-value="13:31:17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45:47.109000000</meta:creation-date>
    <dc:date>2018-05-22T09:55:41.500000000</dc:date>
    <meta:editing-duration>PT9M54S</meta:editing-duration>
    <meta:editing-cycles>1</meta:editing-cycles>
    <meta:generator>LibreOfficeDev/6.1.0.0.alpha1$Windows_x86 LibreOffice_project/ac27f4e7abf5339f71d4f5f3fc09a13b25669fe4</meta:generator>
    <meta:document-statistic meta:table-count="1" meta:cell-count="35" meta:object-count="0"/>
  </office:meta>
</office:document-meta>
</file>